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fa44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fa4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fa44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d0e1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d0e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weight="bold" officeooo:rsid="004afa0c" officeooo:paragraph-rsid="004afa0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d0e1f"/>
    </style:style>
    <style:style style:name="P8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afa0c" officeooo:paragraph-rsid="004afa0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cd8d1" officeooo:paragraph-rsid="004cd8d1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fa44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4e19f9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e60d" officeooo:paragraph-rsid="003fa446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5ce6d" officeooo:paragraph-rsid="003fa446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466b88" officeooo:paragraph-rsid="00466b88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paragraph-rsid="003fa446" style:font-size-asian="12pt" style:font-size-complex="12pt"/>
    </style:style>
    <style:style style:name="P16" style:family="paragraph" style:parent-style-name="Standard" style:list-style-name="L4">
      <style:text-properties style:text-line-through-style="none" style:text-line-through-type="none" style:font-name="DejaVu Sans Condensed" fo:font-size="12pt" officeooo:rsid="00466b88" officeooo:paragraph-rsid="00466b88" style:font-size-asian="12pt" style:font-size-complex="12pt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4e19f9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b5f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32bb9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5eb3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66b8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f40b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normal" officeooo:rsid="004f40bc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ee60d" style:font-weight-asian="bold" style:font-weight-complex="bold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403201"/>
    </style:style>
    <style:style style:name="T15" style:family="text">
      <style:text-properties style:text-line-through-style="none" style:text-line-through-type="none" officeooo:rsid="00179cd7"/>
    </style:style>
    <style:style style:name="T16" style:family="text">
      <style:text-properties style:text-line-through-style="none" style:text-line-through-type="none" officeooo:rsid="004609d1"/>
    </style:style>
    <style:style style:name="T17" style:family="text">
      <style:text-properties style:text-line-through-style="none" style:text-line-through-type="none" officeooo:rsid="0045ce6d"/>
    </style:style>
    <style:style style:name="T18" style:family="text">
      <style:text-properties style:text-line-through-style="none" style:text-line-through-type="none" officeooo:rsid="003fa446"/>
    </style:style>
    <style:style style:name="T19" style:family="text">
      <style:text-properties style:text-line-through-style="none" style:text-line-through-type="none" officeooo:rsid="0049c8c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3726a4"/>
    </style:style>
    <style:style style:name="T22" style:family="text">
      <style:text-properties officeooo:rsid="0035db3e"/>
    </style:style>
    <style:style style:name="T23" style:family="text">
      <style:text-properties officeooo:rsid="004d0e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22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6">2</text:span><text:span text:style-name="T5">0</text:span><text:span text:style-name="T3">1</text:span><text:span text:style-name="T1"> - </text:span><text:span text:style-name="T6">Ground </text:span><text:span text:style-name="T2">- Preflight</text:span><text:span text:style-name="T6">, </text:span><text:span text:style-name="T4">Performance Limits</text:span></text:p>
      <text:p text:style-name="P1"/>
      <text:p text:style-name="P6">Gyro alignment -- IMPORTANT</text:p>
      <text:list text:style-name="L1">
        <text:list-item>
          <text:p text:style-name="P8">After turning on electrical power, allow the gyros to align for at least <text:span text:style-name="T11">2m30s</text:span> before moving/taxiing (rearming and starting engines <text:span text:style-name="T23">is </text:span>OK). <text:s/>If you don't allow the gyros to align, the HSI may show an incorrect heading after maneuvering.</text:p>
        </text:list-item>
        <text:list-item>
          <text:p text:style-name="P9">Press <text:span text:style-name="T11">Front Thumb Button</text:span> to toggle stopwatch <text:span text:style-name="T21">(second hand and bottom dial of main cockpit clock)</text:span>.</text:p>
        </text:list-item>
      </text:list>
      <text:p text:style-name="P1"/>
      <text:p text:style-name="P3">To Rearm and Refuel, you must have engines off and canopy open</text:p>
      <text:list text:style-name="L2">
        <text:list-item>
          <text:p text:style-name="P10"><text:span text:style-name="T11">Shift-Bottom Thumb Button press</text:span> to turn off engines.</text:p>
        </text:list-item>
        <text:list-item>
          <text:p text:style-name="P10"><text:span text:style-name="T11">T7 up</text:span> to toggle canopy.</text:p>
        </text:list-item>
        <text:list-item>
          <text:p text:style-name="P11">When done, <text:span text:style-name="T11">Bottom Thumb Button press</text:span> to start engines.</text:p>
        </text:list-item>
      </text:list>
      <text:list text:style-name="L7">
        <text:list-item>
          <text:list>
            <text:list-item>
              <text:p text:style-name="P17"><text:span text:style-name="T7">Throttle must be all the way back</text:span><text:span text:style-name="T9"> and </text:span><text:span text:style-name="T8">electrical power </text:span><text:span text:style-name="T7">must be</text:span><text:span text:style-name="T8"> on</text:span><text:span text:style-name="T10"> (</text:span><text:span text:style-name="T8">T1 switch</text:span><text:span text:style-name="T10">)</text:span><text:span text:style-name="T9">.</text:span></text:p>
            </text:list-item>
          </text:list>
        </text:list-item>
      </text:list>
      <text:p text:style-name="P1"/>
      <text:p text:style-name="P1">Before takeoff</text:p>
      <text:list text:style-name="L3">
        <text:list-item>
          <text:p text:style-name="P12"><text:span text:style-name="T11">Canopy</text:span> ... <text:span text:style-name="T11">Closed</text:span></text:p>
        </text:list-item>
        <text:list-item>
          <text:p text:style-name="P12"><text:span text:style-name="T11">Air brakes</text:span> ... <text:span text:style-name="T11">Closed</text:span></text:p>
        </text:list-item>
        <text:list-item>
          <text:p text:style-name="P13"><text:span text:style-name="T12">R</text:span><text:span text:style-name="T11">WR settings and volume</text:span><text:span text:style-name="T20"> ... </text:span><text:span text:style-name="T11">As needed</text:span></text:p>
        </text:list-item>
      </text:list>
      <text:p text:style-name="P3"/>
      <text:p text:style-name="P2">Performance limits</text:p>
      <text:list text:style-name="L4">
        <text:list-item>
          <text:p text:style-name="P14"><text:span text:style-name="T15">F</text:span><text:span text:style-name="T13">ull internal fuel: 2,835 kg (6,250 lbs)</text:span></text:p>
          <text:list>
            <text:list-item>
              <text:p text:style-name="P16">External fuel tank: 620 kg (1,367 lbs) each</text:p>
            </text:list-item>
            <text:list-item>
              <text:p text:style-name="P16">With 2x external fuel tanks: 4,075 kg (8,984 lbs)</text:p>
            </text:list-item>
            <text:list-item>
              <text:p text:style-name="P16">With 4x external fuel tanks: 5,315 kg (11,718 lbs)</text:p>
            </text:list-item>
          </text:list>
        </text:list-item>
        <text:list-item>
          <text:p text:style-name="P14"><text:span text:style-name="T13">Fuel flow </text:span><text:span text:style-name="T19">varies depending on speed and throttle setting. <text:s/>At 100% throttle at low altitude, endurance may be as low as ~15 minutes. <text:s/>At 95% throttle, fuel burn is approx 2/3rds that at mil power.</text:span></text:p>
        </text:list-item>
        <text:list-item>
          <text:p text:style-name="P15"><text:span text:style-name="T15">Landing </text:span><text:span text:style-name="T16">g</text:span><text:span text:style-name="T15">ear </text:span><text:span text:style-name="T17">and flaps</text:span><text:span text:style-name="T15">: <text:s/></text:span><text:span text:style-name="T14">400 kp</text:span><text:span text:style-name="T18">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1:30:12.029000000</dc:date>
    <meta:editing-duration>PT10H10S</meta:editing-duration>
    <meta:editing-cycles>6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6" meta:word-count="240" meta:character-count="1277" meta:non-whitespace-character-count="1074"/>
  </office:meta>
</office:document-meta>
</file>